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MMono10" svg:font-family="LMMono10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9063in" table:align="left"/>
    </style:style>
    <style:style style:name="Table1.A" style:family="table-column">
      <style:table-column-properties style:column-width="3.9063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438in" table:align="left"/>
    </style:style>
    <style:style style:name="Table2.A" style:family="table-column">
      <style:table-column-properties style:column-width="5.3438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LMMono10"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LMMono10" fo:font-size="20pt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0pt" fo:font-weight="bold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style:font-size-asian="17.5pt" style:font-size-complex="20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948in"/>
        </style:tab-stops>
      </style:paragraph-properties>
    </style:style>
    <style:style style:name="P14" style:family="paragraph" style:parent-style-name="Standard">
      <style:paragraph-properties fo:text-align="start" style:justify-single-word="false">
        <style:tab-stops>
          <style:tab-stop style:position="0.948in"/>
        </style:tab-stops>
      </style:paragraph-properties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 style:list-style-name="L11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 style:list-style-name="L4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fo:color="#800000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Preformatted_20_Text">
      <style:paragraph-properties fo:text-align="center" style:justify-single-word="false">
        <style:tab-stops>
          <style:tab-stop style:position="0.948in"/>
        </style:tab-stops>
      </style:paragraph-properties>
    </style:style>
    <style:style style:name="P24" style:family="paragraph" style:parent-style-name="Preformatted_20_Text">
      <style:paragraph-properties fo:margin-left="0.2327in" fo:margin-right="0.0035in" fo:text-indent="0in" style:auto-text-indent="false"/>
    </style:style>
    <style:style style:name="P25" style:family="paragraph" style:parent-style-name="Preformatted_20_Text">
      <style:paragraph-properties fo:margin-left="0.2327in" fo:margin-right="0.0035in" fo:text-align="start" style:justify-single-word="false" fo:text-indent="0in" style:auto-text-indent="false">
        <style:tab-stops>
          <style:tab-stop style:position="0.948in"/>
        </style:tab-stops>
      </style:paragraph-properties>
    </style:style>
    <style:style style:name="P26" style:family="paragraph" style:parent-style-name="Preformatted_20_Text">
      <style:paragraph-properties fo:margin-left="0.2429in" fo:margin-right="0.0035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/>
      <text:p text:style-name="P1"/>
      <text:p text:style-name="P1"/>
      <text:p text:style-name="P1">Trabajo Práctico 1</text:p>
      <text:p text:style-name="P2">Sistemas operativos</text:p>
      <text:p text:style-name="P3">Especificaciones de sistemas Cliente-Servidor</text:p>
      <text:p text:style-name="P3"/>
      <text:p text:style-name="P3"/>
      <text:p text:style-name="P3"/>
      <text:p text:style-name="P4">Alumnos:</text:p>
      <text:p text:style-name="P5">di Tada, Teresa</text:p>
      <text:p text:style-name="P5">Rey, Juan Pablo</text:p>
      <text:p text:style-name="P5"/>
      <text:p text:style-name="P4">Fecha de Entrega:</text:p>
      <text:p text:style-name="P5">31 de Marzo de 2014</text:p>
      <text:p text:style-name="P22"><text:s/><text:tab/>El trabajo práctico consta de la realización de los sistemas cliente-servidor de diferente manera y utilizando distintos mecanismos IPC. Se ha elegido hacer un sistema de manejo de stock, utilizando como ejemplo en el presente informe el stock de una librería. </text:p>
      <text:p text:style-name="P8"/>
      <text:p text:style-name="P8"><text:tab/>Las distintas implementaciones serán:</text:p>
      <text:list xml:id="list1164113228" text:style-name="L2">
        <text:list-item>
          <text:p text:style-name="P9">Clientes que acceden directamente a la base de datos, utilizando file control como mecanismo de exclusión.</text:p>
        </text:list-item>
        <text:list-item>
          <text:p text:style-name="P11"><text:span text:style-name="T4"><text:s/>Base de datos manejada por un servidor, quien proporciona a los clientes los servicios necesarios.</text:span></text:p>
          <text:list>
            <text:list-item>
              <text:p text:style-name="P11"><text:span text:style-name="T4">Clientes corren en la misma máquina que el servidor.</text:span></text:p>
            </text:list-item>
            <text:list-item>
              <text:p text:style-name="P11"><text:span text:style-name="T4">Clientes corren en diferente máquina que el servidor.</text:span></text:p>
            </text:list-item>
          </text:list>
        </text:list-item>
      </text:list>
      <text:p text:style-name="Standard"><text:span text:style-name="T4"/></text:p>
      <text:p text:style-name="P17"><text:span text:style-name="T11">Prestaciones del sistema</text:span></text:p>
      <text:p text:style-name="P15"><text:span text:style-name="T11"/></text:p>
      <text:p text:style-name="P15"><text:span text:style-name="T11"><text:tab/>El sistema permitirá al cliente:</text:span></text:p>
      <text:list xml:id="list104038151" text:style-name="L11">
        <text:list-item>
          <text:p text:style-name="P16"><text:span text:style-name="T11">Comprar un producto.</text:span></text:p>
        </text:list-item>
        <text:list-item>
          <text:p text:style-name="P16"><text:span text:style-name="T11">Agregar un producto, ya sea uno nuevo o incorporar stock.</text:span></text:p>
        </text:list-item>
        <text:list-item>
          <text:p text:style-name="P16"><text:span text:style-name="T11">Remover un producto.</text:span></text:p>
        </text:list-item>
        <text:list-item>
          <text:p text:style-name="P16"><text:span text:style-name="T11">Comprar un producto.</text:span></text:p>
        </text:list-item>
      </text:list>
      <text:p text:style-name="P15"><text:span text:style-name="T11"/></text:p>
      <text:p text:style-name="P15"><text:span text:style-name="T11"><text:tab/>A su vez, permitirá mantener consistencia en la base de datos mediante exclusión mutua de clientes: cuando algun cliente está escribiendo, nadie más puede leer o escribir ese producto.</text:span></text:p>
      <text:p text:style-name="P6"/>
      <text:p text:style-name="P6">Especificación del funcionamiento del servidor y de los clientes.</text:p>
      <text:p text:style-name="P6"/>
      <text:p text:style-name="P8"><text:tab/>El cliente tendrá 4 funciones, con las cuales manejará el stock: comprar, remover, agregar u obtener un producto. Lo hará a traves de funciones que reciben el nombre del producto, como se puede ver en el Código 1.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/>
            <text:p text:style-name="P25">int getProduct(char * name);</text:p>
            <text:p text:style-name="P25">int addProduct(char * name, int Stock);</text:p>
            <text:p text:style-name="P25">int rmProduct(char * name);</text:p>
            <text:p text:style-name="P25">int buyProduct(char * name);</text:p>
            <text:p text:style-name="P23"/>
          </table:table-cell>
        </table:table-row>
        <table:table-row>
          <table:table-cell table:style-name="Table1.A2" office:value-type="string">
            <text:p text:style-name="P14"><text:span text:style-name="T1">Código 1</text:span>- <text:s/>Estructura del Cliente (Client.h) </text:p>
            <text:p text:style-name="P13"/>
          </table:table-cell>
        </table:table-row>
      </table:table>
      <text:p text:style-name="P12"/>
      <text:p text:style-name="P8"><text:tab/>El servidor, por otra parte, ofrecerá los servicios respectivos para remover, escribir <text:soft-page-break/>o leer la base de Datos como vemos en el Código 2. Para esto usará los ids de los procesos cliente y servidor, y tendrá a su vez un parámetro de mensaje para pasar datos relevantes al escribir y leer.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24"/>
            <text:p text:style-name="P24">int rmDB(int fromId, int toId);</text:p>
            <text:p text:style-name="P24">int writeDB(int fromId, int toId, void * msg, int msgLen);</text:p>
            <text:p text:style-name="P24">int readDB(int fromId, int toId, void * msg, int msgLen);</text:p>
            <text:p text:style-name="P24"/>
          </table:table-cell>
        </table:table-row>
        <table:table-row>
          <table:table-cell table:style-name="Table2.A2" office:value-type="string">
            <text:p text:style-name="Standard"><text:span text:style-name="T1">Código 2</text:span> – Estructura del Servidor (Server.h)</text:p>
            <text:p text:style-name="Standard"/>
          </table:table-cell>
        </table:table-row>
      </table:table>
      <text:p text:style-name="Standard"/>
      <text:p text:style-name="Standard"/>
      <text:p text:style-name="Preformatted_20_Text"/>
      <text:p text:style-name="P8"/>
      <text:p text:style-name="P6">Comunicación entre cliente y servidor</text:p>
      <text:p text:style-name="P6"/>
      <text:p text:style-name="P8"><text:tab/>La comunicación entre partes en los casos en los que el servidor esté presente se hará a travez de las funciones send y receive. Éstas utilizan los identificadores de los procesos para conocer quién envió o va a recibir la señal.</text:p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reformatted_20_Text"/>
            <text:p text:style-name="P26">#ifndef COMMUNICATOR_H</text:p>
            <text:p text:style-name="P26">#define COMMUNICATOR_H</text:p>
            <text:p text:style-name="P26"/>
            <text:p text:style-name="P26">int send(int fromId, int toId, void * msg, int msgLen);</text:p>
            <text:p text:style-name="P26">int recieve(int fromId, void * msg, int msgLen);</text:p>
            <text:p text:style-name="P26"/>
            <text:p text:style-name="P26">#endif</text:p>
            <text:p text:style-name="Preformatted_20_Text"/>
          </table:table-cell>
        </table:table-row>
        <table:table-row>
          <table:table-cell table:style-name="Table3.A2" office:value-type="string">
            <text:p text:style-name="Standard"><text:span text:style-name="T1">Código 3</text:span> – Estructura de la comunicación entre Cliente y Servidor (Communicator.h)</text:p>
            <text:p text:style-name="Standard"/>
          </table:table-cell>
        </table:table-row>
      </table:table>
      <text:p text:style-name="Standard"/>
      <text:p text:style-name="Standard"/>
      <text:p text:style-name="P6">Exclusión mutua</text:p>
      <text:p text:style-name="P6"/>
      <text:p text:style-name="P8"><text:tab/>La exclusión mutua se realiza mediante un módulo de comunicación que precede a la base de datos. Las funciones generarán la exclusión mutua y llamarán a la base de datos.</text:p>
      <text:p text:style-name="P17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/>
            <text:p text:style-name="P26">StockT bdxreadDB(char * name);</text:p>
            <text:p text:style-name="P26">int bdxwriteDB(char * name, int Stock);</text:p>
            <text:p text:style-name="P26">int bdxrmDB(char * name);</text:p>
            <text:p text:style-name="P26"/>
          </table:table-cell>
        </table:table-row>
        <text:soft-page-break/>
        <table:table-row>
          <table:table-cell table:style-name="Table4.A2" office:value-type="string">
            <text:p text:style-name="Table_20_Contents"><text:s/><text:span text:style-name="T1">Código 4</text:span> – Acceso a la Base de Datos con exclusión mutua (bdx.h)</text:p>
          </table:table-cell>
        </table:table-row>
      </table:table>
      <text:p text:style-name="P17"/>
      <text:p text:style-name="P26"/>
      <text:p text:style-name="Standard"><text:span text:style-name="T10">Base de Datos</text:span></text:p>
      <text:p text:style-name="Standard"><text:span text:style-name="T10"/></text:p>
      <text:p text:style-name="Standard"><text:span text:style-name="T10"><text:tab/></text:span><text:span text:style-name="T11">La base de datos serán archivos con el nombre del producto y la cantidad de stock, todos separados. Para ver la estructura, en el anexo al final del presente informe se encuentra el código.</text:span></text:p>
      <text:p text:style-name="P26"/>
      <text:p text:style-name="P6">Funcionamiento general de los sistemas</text:p>
      <text:p text:style-name="P6"/>
      <text:list xml:id="list1753780484" text:style-name="L4">
        <text:list-item>
          <text:p text:style-name="P18"><text:span text:style-name="T4">Cuando no hay servidor, los clientes se comunican directamente con la base de datos generando ellos la exclusión mutua con </text:span><text:span text:style-name="T8">advisory lockers </text:span><text:span text:style-name="T5">y la función </text:span><text:span text:style-name="T8">file control.</text:span></text:p>
        </text:list-item>
      </text:list>
      <text:p text:style-name="P8"><text:span text:style-name="T12"/></text:p>
      <text:p text:style-name="Standard"><text:span text:style-name="T5"><text:tab/>Se <text:s/>crea una instancia del cliente, éste decide realizar una función como por ejemplo comprar un lapiz (</text:span><text:span text:style-name="T8">pencil </text:span><text:span text:style-name="T5">para la base de datos, ya que todo el código se encuentra en inglés). Llamará a la función </text:span><text:span text:style-name="T8">buyProduct(...)</text:span><text:span text:style-name="T5"> (Código 1) con un puntero a </text:span><text:span text:style-name="T8">“pencil”</text:span><text:span text:style-name="T5"> que llamará a </text:span><text:span text:style-name="T8">bdxwriteDB(...). </text:span><text:span text:style-name="T5">Ésta parte del sistema se encargará de la exclusión mutua, y llamará a la base de datos.</text:span></text:p>
      <text:p text:style-name="Standard"><text:span text:style-name="T5"/></text:p>
      <text:p text:style-name="Standard"><text:span text:style-name="T5"><text:tab/>2. </text:span><text:span text:style-name="T6">Con clientes y servidor, conectados mediante diferentes IPCs.</text:span></text:p>
      <text:p text:style-name="Standard"/>
      <text:list xml:id="list483631275" text:style-name="L10">
        <text:list-item>
          <text:p text:style-name="P19"><text:span text:style-name="T4">Cuando ambos se encuentran en la misma máquina, </text:span><text:span text:style-name="T10">se crea una instancia del servidor que queda iniciada</text:span><text:span text:style-name="T11"> y en espera de una petición de algún cliente. Éstos envian alguna petición, como la de comprar un producto con </text:span><text:span text:style-name="T9">buyProduct(...)(Código 1) que llamará al módulo de comunicación (Código 3). El servidor, conectado al mismo módulo mediante el receive(...) (Código 3) </text:span><text:span text:style-name="T7">recibirá la comunicación, y, como en la versión base aceptará solo de a un cliente, se conectará directamente con la base de datos. Sino, se utilizarán diferentes instancias del servidor para cada cliente y se realizará la conexión con la base de datos mediante </text:span><text:span text:style-name="T9">bdxwriteDB(...) (Código 4).</text:span><text:span text:style-name="T7"> <text:line-break/></text:span></text:p>
        </text:list-item>
        <text:list-item>
          <text:p text:style-name="P20"><text:span text:style-name="T7">Cuando cliente y servidor se encuentran en máquinas diferentes, se utilizan </text:span><text:span text:style-name="T9">soquets</text:span><text:span text:style-name="T7">.</text:span></text:p>
        </text:list-item>
      </text:list>
      <text:p text:style-name="Standard"><text:span text:style-name="T6"/></text:p>
      <text:p text:style-name="Standard"/>
      <text:p text:style-name="Preformatted_20_Text"/>
      <text:list xml:id="list313245408" text:style-name="L1">
        <text:list-header>
          <text:p text:style-name="P10"><text:span text:style-name="T3"/></text:p>
        </text:list-header>
      </text:list>
      <text:p text:style-name="P7"><text:span text:style-name="T2"/></text:p>
      <text:p text:style-name="P21"/>
      <text:p text:style-name="P6">Anexo: Códigos útiles para comprender la estructura.</text:p>
      <text:p text:style-name="Standard"/>
      <text:p text:style-name="P17">Common.h</text:p>
      <text:p text:style-name="Standard"/>
      <text:p text:style-name="Preformatted_20_Text">#ifndef COMMON_H</text:p>
      <text:p text:style-name="Preformatted_20_Text">#define COMMON_H</text:p>
      <text:p text:style-name="Preformatted_20_Text"/>
      <text:p text:style-name="Preformatted_20_Text">#define OK</text:p>
      <text:p text:style-name="Preformatted_20_Text"/>
      <text:p text:style-name="Preformatted_20_Text">typedef enum { false, true } boolean;</text:p>
      <text:p text:style-name="Preformatted_20_Text"/>
      <text:p text:style-name="Preformatted_20_Text">#endif</text:p>
      <text:p text:style-name="Standard"/>
      <text:p text:style-name="Standard"/>
      <text:p text:style-name="P17">Model.h</text:p>
      <text:p text:style-name="Standard"/>
      <text:p text:style-name="Preformatted_20_Text">#ifndef MODEL_H</text:p>
      <text:p text:style-name="Preformatted_20_Text">#define MODEL_H</text:p>
      <text:p text:style-name="Preformatted_20_Text"/>
      <text:p text:style-name="Preformatted_20_Text">typedef struct {</text:p>
      <text:p text:style-name="Preformatted_20_Text"><text:tab/>char * name;</text:p>
      <text:p text:style-name="Preformatted_20_Text"><text:tab/>int quantity;</text:p>
      <text:p text:style-name="Preformatted_20_Text">} StockT;</text:p>
      <text:p text:style-name="Preformatted_20_Text"/>
      <text:p text:style-name="Preformatted_20_Text">typedef StockT * Stock;</text:p>
      <text:p text:style-name="Preformatted_20_Text">#endif</text:p>
      <text:p text:style-name="Standard"/>
      <text:p text:style-name="Standard"/>
      <text:p text:style-name="P17">stockDB.h</text:p>
      <text:p text:style-name="Standard"/>
      <text:p text:style-name="Preformatted_20_Text">#ifndef STOCK_DB_H</text:p>
      <text:p text:style-name="Preformatted_20_Text">#define STOCK_DB_H</text:p>
      <text:p text:style-name="Preformatted_20_Text"/>
      <text:p text:style-name="Preformatted_20_Text">#include “common.h”</text:p>
      <text:p text:style-name="Preformatted_20_Text">#include “model.h”</text:p>
      <text:p text:style-name="Preformatted_20_Text"/>
      <text:p text:style-name="Preformatted_20_Text">typedef enum{</text:p>
      <text:p text:style-name="Preformatted_20_Text"><text:tab/>CANNOT_CREATE_DATABASE=OK+1, CANNOT_CREATE_TABLE, NO_STOCK_FOR_NAME, STOCK_EXISTS, DELETE_ERROR, UPDATE_ERROR} DBErrors;</text:p>
      <text:p text:style-name="Preformatted_20_Text"/>
      <text:p text:style-name="Preformatted_20_Text">/* Saves an element on the DB. See model.h for StockT. */</text:p>
      <text:p text:style-name="Preformatted_20_Text">int saveStock(StockT stock);</text:p>
      <text:p text:style-name="Preformatted_20_Text">/* Reads the stock of a certain product identified by the DB name*/</text:p>
      <text:p text:style-name="Preformatted_20_Text">int getStockByProductName(char* name, Stock stock);</text:p>
      <text:p text:style-name="Preformatted_20_Text">/* Changes the stock for an element of the DB*/</text:p>
      <text:p text:style-name="Preformatted_20_Text">int updateStock(StockT stock);</text:p>
      <text:p text:style-name="Preformatted_20_Text">/* Removes an element from the DB*/</text:p>
      <text:p text:style-name="Preformatted_20_Text">int deleteStock(StockT stock);</text:p>
      <text:p text:style-name="Preformatted_20_Text">#endif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MMono10" svg:font-family="LMMono10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 </meta:initial-creator>
    <meta:creation-date>2014-03-29T20:56:36</meta:creation-date>
    <dc:date>2014-03-29T23:09:33</dc:date>
    <dc:creator>Tere </dc:creator>
    <meta:editing-duration>PT11M12S</meta:editing-duration>
    <meta:editing-cycles>1</meta:editing-cycles>
    <meta:document-statistic meta:table-count="4" meta:image-count="0" meta:object-count="0" meta:page-count="5" meta:paragraph-count="87" meta:word-count="856" meta:character-count="5339" meta:non-whitespace-character-count="4555"/>
    <meta:generator>LibreOffice/3.5$Linux_X86_64 LibreOffice_project/350m1$Build-2</meta:generator>
  </office:meta>
</office:document-meta>
</file>